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Li-ion Cell</text:p>
          </table:table-cell>
          <table:table-cell office:value-type="string" calcext:value-type="string">
            <text:p>Wltoys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Zop Power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ICR18650 6700mAh 3.7</text:p>
          </table:table-cell>
          <table:table-cell office:value-type="string" calcext:value-type="string">
            <text:p>K949-78 </text:p>
          </table:table-cell>
          <table:table-cell office:value-type="string" calcext:value-type="string">
            <text:p>3x2 AA Cells</text:p>
          </table:table-cell>
          <table:table-cell office:value-type="string" calcext:value-type="string">
            <text:p>11.1V 2200mAh 30C 3S Prise Lipo Batterie XT60</text:p>
          </table:table-cell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amperage (mAh)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pérage visé (mAh)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voltage visé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mensions (m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n part sur la li-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9:21:35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9:48:52.556000000</meta:creation-date>
    <dc:date>2022-10-08T09:23:55.585000000</dc:date>
    <meta:editing-duration>PT12H3M41S</meta:editing-duration>
    <meta:editing-cycles>4</meta:editing-cycles>
    <meta:generator>LibreOffice/6.4.5.2$Windows_X86_64 LibreOffice_project/a726b36747cf2001e06b58ad5db1aa3a9a1872d6</meta:generator>
    <meta:document-statistic meta:table-count="1" meta:cell-count="52" meta:object-count="0"/>
  </office:meta>
</office:document-meta>
</file>